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entium" svg:font-family="Gentium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Edmondsans Medium1" svg:font-family="'Edmondsans Medium'" style:font-adornments="Medium" style:font-family-generic="swiss" style:font-pitch="variable"/>
    <style:font-face style:name="Edmondsans Medium" svg:font-family="'Edmond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729fcf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style:writing-mode="page"/>
      <style:text-properties style:font-name="Gentium" fo:font-size="12pt" fo:letter-spacing="-0.0035in" fo:font-style="normal" style:text-underline-style="none" officeooo:rsid="00150376" officeooo:paragraph-rsid="00150376" style:font-size-asian="12pt" style:font-style-asian="normal" style:font-style-complex="normal"/>
    </style:style>
    <style:style style:name="P2" style:family="paragraph" style:parent-style-name="Standard">
      <loext:graphic-properties draw:fill="none" draw:fill-color="#729fcf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style:writing-mode="page"/>
      <style:text-properties style:font-name="Cambria" fo:font-size="12pt" fo:letter-spacing="-0.0035in" fo:font-style="normal" style:text-underline-style="none" officeooo:rsid="0015db60" officeooo:paragraph-rsid="00206cb4" style:font-size-asian="12pt" style:font-style-asian="normal" style:font-style-complex="normal"/>
    </style:style>
    <style:style style:name="P3" style:family="paragraph" style:parent-style-name="Standard">
      <loext:graphic-properties draw:fill="none" draw:fill-color="#729fcf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style:writing-mode="page"/>
      <style:text-properties style:font-name="Cambria" fo:font-size="12pt" fo:letter-spacing="-0.0035in" fo:font-style="normal" style:text-underline-style="none" officeooo:rsid="0015db60" officeooo:paragraph-rsid="001120ac" style:font-size-asian="12pt" style:font-style-asian="normal" style:font-style-complex="normal"/>
    </style:style>
    <style:style style:name="P4" style:family="paragraph" style:parent-style-name="Standard" style:master-page-name="">
      <loext:graphic-properties draw:fill="none" draw:fill-color="#729fcf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style:page-number="auto" fo:background-color="transparent" style:writing-mode="page"/>
      <style:text-properties style:font-name="Gentium" fo:font-size="12pt" fo:letter-spacing="-0.0035in" fo:font-style="normal" style:text-underline-style="none" officeooo:rsid="001f70e0" officeooo:paragraph-rsid="00206cb4" style:font-size-asian="12pt" style:font-style-asian="normal" style:font-style-complex="normal"/>
    </style:style>
    <style:style style:name="P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 style:writing-mode="page"/>
      <style:text-properties style:font-name="Gentium" officeooo:paragraph-rsid="000f75bd"/>
    </style:style>
    <style:style style:name="P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fo:background-color="transparent" style:writing-mode="page"/>
      <style:text-properties style:font-name="Edmondsans Medium1" fo:font-size="13pt" fo:letter-spacing="-0.0083in" fo:font-weight="bold" officeooo:paragraph-rsid="000f75bd" style:font-size-asian="13pt" style:font-weight-asian="bold" style:font-size-complex="13pt" style:font-weight-complex="bold"/>
    </style:style>
    <style:style style:name="P7" style:family="paragraph" style:parent-style-name="Bulleted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ackground-color="transparent" style:writing-mode="page"/>
      <style:text-properties fo:font-size="12pt" fo:letter-spacing="-0.0071in" style:text-underline-style="none" officeooo:rsid="004247af" officeooo:paragraph-rsid="004950cd" style:font-size-asian="12pt"/>
    </style:style>
    <style:style style:name="P8" style:family="paragraph" style:parent-style-name="Text_20_body">
      <style:text-properties style:font-name="Gentium"/>
    </style:style>
    <style:style style:name="P9" style:family="paragraph" style:parent-style-name="Text_20_body">
      <style:text-properties style:font-name="Gentium" officeooo:paragraph-rsid="004247af"/>
    </style:style>
    <style:style style:name="P10" style:family="paragraph" style:parent-style-name="Text_20_body">
      <style:paragraph-properties fo:text-align="center" style:justify-single-word="false"/>
      <style:text-properties officeooo:rsid="0035e2c3" officeooo:paragraph-rsid="0038d54a"/>
    </style:style>
    <style:style style:name="P11" style:family="paragraph" style:parent-style-name="Text_20_body">
      <style:paragraph-properties fo:text-align="center" style:justify-single-word="false"/>
      <style:text-properties fo:letter-spacing="-0.0016in" officeooo:rsid="0035e2c3" officeooo:paragraph-rsid="0038d54a"/>
    </style:style>
    <style:style style:name="P12" style:family="paragraph" style:parent-style-name="Text_20_body">
      <style:text-properties officeooo:rsid="003f4fa1" officeooo:paragraph-rsid="003f4fa1"/>
    </style:style>
    <style:style style:name="P13" style:family="paragraph" style:parent-style-name="Text_20_body">
      <style:text-properties officeooo:paragraph-rsid="004c51d9"/>
    </style:style>
    <style:style style:name="P14" style:family="paragraph" style:parent-style-name="Text_20_body">
      <style:text-properties officeooo:paragraph-rsid="003695c5"/>
    </style:style>
    <style:style style:name="P15" style:family="paragraph" style:parent-style-name="Text_20_body">
      <style:text-properties officeooo:paragraph-rsid="004d9a3f"/>
    </style:style>
    <style:style style:name="P16" style:family="paragraph" style:parent-style-name="Aaaaaaaa">
      <style:text-properties fo:font-size="12pt" fo:font-style="italic" officeooo:paragraph-rsid="004b4b62" style:font-size-asian="12pt" style:font-style-asian="italic" style:font-size-complex="12pt" style:font-style-complex="italic"/>
    </style:style>
    <style:style style:name="P17" style:family="paragraph" style:parent-style-name="Aaaaaaaa">
      <style:text-properties officeooo:rsid="004b4b62" officeooo:paragraph-rsid="004b4b62"/>
    </style:style>
    <style:style style:name="P18" style:family="paragraph" style:parent-style-name="Aaaaaaaa">
      <style:text-properties officeooo:paragraph-rsid="004bfb6d"/>
    </style:style>
    <style:style style:name="P19" style:family="paragraph" style:parent-style-name="Text_20_body" style:master-page-name="">
      <loext:graphic-properties draw:fill="none" draw:fill-color="#729fcf"/>
      <style:paragraph-properties fo:margin-left="0.25in" fo:margin-right="0in" fo:margin-top="0.0398in" fo:margin-bottom="0.0575in" loext:contextual-spacing="false" fo:line-height="100%" fo:text-align="start" style:justify-single-word="false" fo:text-indent="0in" style:auto-text-indent="false" style:page-number="auto" fo:background-color="transparent" style:writing-mode="page"/>
      <style:text-properties fo:letter-spacing="-0.0016in" officeooo:rsid="0035e2c3" officeooo:paragraph-rsid="0038d54a"/>
    </style:style>
    <style:style style:name="P20" style:family="paragraph" style:parent-style-name="Text_20_body" style:master-page-name="">
      <loext:graphic-properties draw:fill="none" draw:fill-color="#729fcf"/>
      <style:paragraph-properties fo:margin-left="0.25in" fo:margin-right="0in" fo:margin-top="0.0398in" fo:margin-bottom="0.0575in" loext:contextual-spacing="false" fo:line-height="100%" fo:text-align="start" style:justify-single-word="false" fo:text-indent="0in" style:auto-text-indent="false" style:page-number="auto" fo:background-color="transparent" style:writing-mode="page"/>
      <style:text-properties officeooo:rsid="0035e2c3" officeooo:paragraph-rsid="0038d54a"/>
    </style:style>
    <style:style style:name="P21" style:family="paragraph" style:parent-style-name="Heading_20_3">
      <style:text-properties style:font-name="Edmondsans Medium1"/>
    </style:style>
    <style:style style:name="P22" style:family="paragraph" style:parent-style-name="Heading_20_3">
      <style:text-properties officeooo:paragraph-rsid="0038d54a"/>
    </style:style>
    <style:style style:name="P23" style:family="paragraph" style:parent-style-name="Heading_20_3">
      <style:paragraph-properties fo:margin-top="0.0972in" fo:margin-bottom="0.0835in" loext:contextual-spacing="false"/>
      <style:text-properties style:font-name="Edmondsans Medium1" officeooo:paragraph-rsid="0038d54a"/>
    </style:style>
    <style:style style:name="P24" style:family="paragraph" style:parent-style-name="Bulleted" style:list-style-name="L1">
      <style:text-properties officeooo:paragraph-rsid="004950cd"/>
    </style:style>
    <style:style style:name="P25" style:family="paragraph" style:parent-style-name="Bulleted" style:list-style-name="L1">
      <style:text-properties fo:font-size="12pt" fo:letter-spacing="-0.0071in" style:text-underline-style="none" officeooo:rsid="000f857f" officeooo:paragraph-rsid="004bfb6d" style:font-size-asian="12pt"/>
    </style:style>
    <style:style style:name="P26" style:family="paragraph" style:parent-style-name="Bulleted" style:list-style-name="L3"/>
    <style:style style:name="P27" style:family="paragraph" style:parent-style-name="Bulleted" style:list-style-name="L3">
      <style:text-properties officeooo:paragraph-rsid="004247af"/>
    </style:style>
    <style:style style:name="P28" style:family="paragraph" style:parent-style-name="Bulleted" style:list-style-name="L2" style:master-page-name="">
      <loext:graphic-properties draw:fill="none" draw:fill-color="#729fcf"/>
      <style:paragraph-properties fo:margin-left="0.25in" fo:margin-right="0in" fo:margin-top="0in" fo:margin-bottom="0.0402in" loext:contextual-spacing="true" fo:line-height="100%" fo:text-align="start" style:justify-single-word="false" fo:text-indent="-0.25in" style:auto-text-indent="false" style:page-number="auto" fo:background-color="transparent" style:writing-mode="page"/>
      <style:text-properties fo:font-size="12pt" fo:letter-spacing="-0.0035in" officeooo:rsid="004f52c4" officeooo:paragraph-rsid="004f52c4" style:font-size-asian="12pt"/>
    </style:style>
    <style:style style:name="P29" style:family="paragraph" style:parent-style-name="Bulleted" style:list-style-name="L2">
      <loext:graphic-properties draw:fill="none" draw:fill-color="#729fcf"/>
      <style:paragraph-properties fo:margin-left="0.25in" fo:margin-right="0in" fo:margin-top="0in" fo:margin-bottom="0.0402in" loext:contextual-spacing="true" fo:line-height="100%" fo:text-align="start" style:justify-single-word="false" fo:text-indent="-0.25in" style:auto-text-indent="false" fo:background-color="transparent" style:writing-mode="page"/>
      <style:text-properties officeooo:paragraph-rsid="004b4b62"/>
    </style:style>
    <style:style style:name="P30" style:family="paragraph" style:parent-style-name="Bulleted" style:list-style-name="L2">
      <loext:graphic-properties draw:fill="none" draw:fill-color="#729fcf"/>
      <style:paragraph-properties fo:margin-left="0.25in" fo:margin-right="0in" fo:margin-top="0in" fo:margin-bottom="0.0402in" loext:contextual-spacing="true" fo:line-height="100%" fo:text-align="start" style:justify-single-word="false" fo:text-indent="-0.25in" style:auto-text-indent="false" fo:background-color="transparent" style:writing-mode="page"/>
      <style:text-properties officeooo:paragraph-rsid="004cb45a"/>
    </style:style>
    <style:style style:name="P31" style:family="paragraph" style:parent-style-name="Bulleted" style:list-style-name="L2">
      <loext:graphic-properties draw:fill="none" draw:fill-color="#729fcf"/>
      <style:paragraph-properties fo:margin-left="0.25in" fo:margin-right="0in" fo:margin-top="0in" fo:margin-bottom="0.0402in" loext:contextual-spacing="true" fo:line-height="100%" fo:text-align="start" style:justify-single-word="false" fo:text-indent="-0.25in" style:auto-text-indent="false" fo:background-color="transparent" style:writing-mode="page"/>
      <style:text-properties officeooo:rsid="004b4b62" officeooo:paragraph-rsid="004b4b62"/>
    </style:style>
    <style:style style:name="P32" style:family="paragraph" style:parent-style-name="Bulleted" style:list-style-name="L4" style:master-page-name="">
      <loext:graphic-properties draw:fill="none" draw:fill-color="#729fcf"/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style:page-number="auto" fo:background-color="transparent" style:writing-mode="page"/>
      <style:text-properties officeooo:paragraph-rsid="0038d54a"/>
    </style:style>
    <style:style style:name="P33" style:family="paragraph" style:parent-style-name="Bulleted" style:list-style-name="L4">
      <loext:graphic-properties draw:fill="none" draw:fill-color="#729fcf"/>
      <style:paragraph-properties fo:margin-left="0.25in" fo:margin-right="0in" fo:margin-top="0in" fo:margin-bottom="0in" loext:contextual-spacing="false" fo:line-height="100%" fo:text-align="start" style:justify-single-word="false" fo:text-indent="-0.25in" style:auto-text-indent="false" fo:background-color="transparent" style:writing-mode="page"/>
      <style:text-properties officeooo:paragraph-rsid="0038d54a"/>
    </style:style>
    <style:style style:name="P34" style:family="paragraph" style:parent-style-name="Bulleted" style:list-style-name="L4">
      <loext:graphic-properties draw:fill="none" draw:fill-color="#729fcf"/>
      <style:paragraph-properties fo:margin-top="0in" fo:margin-bottom="0in" loext:contextual-spacing="false" fo:line-height="100%" fo:text-align="start" style:justify-single-word="false" fo:background-color="transparent" style:writing-mode="page"/>
      <style:text-properties officeooo:paragraph-rsid="003ba9b8"/>
    </style:style>
    <style:style style:name="T1" style:family="text">
      <style:text-properties fo:font-size="12pt" fo:letter-spacing="-0.0043in" style:font-size-asian="12pt"/>
    </style:style>
    <style:style style:name="T2" style:family="text">
      <style:text-properties fo:font-size="12pt" fo:letter-spacing="-0.0043in" officeooo:rsid="002ab88f" style:font-size-asian="12pt"/>
    </style:style>
    <style:style style:name="T3" style:family="text">
      <style:text-properties fo:font-size="12pt" fo:letter-spacing="-0.0043in" officeooo:rsid="003483b7" style:font-size-asian="12pt"/>
    </style:style>
    <style:style style:name="T4" style:family="text">
      <style:text-properties fo:font-size="12pt" fo:letter-spacing="-0.0043in" style:font-size-asian="12pt" style:font-size-complex="12pt"/>
    </style:style>
    <style:style style:name="T5" style:family="text">
      <style:text-properties fo:font-size="12pt" fo:letter-spacing="-0.0043in" officeooo:rsid="00144b16" style:font-size-asian="12pt" style:font-size-complex="12pt"/>
    </style:style>
    <style:style style:name="T6" style:family="text">
      <style:text-properties fo:font-size="12pt" fo:letter-spacing="-0.0043in" officeooo:rsid="003695c5" style:font-size-asian="12pt"/>
    </style:style>
    <style:style style:name="T7" style:family="text">
      <style:text-properties fo:font-size="12pt" fo:letter-spacing="-0.0043in" officeooo:rsid="00425109" style:font-size-asian="12pt"/>
    </style:style>
    <style:style style:name="T8" style:family="text">
      <style:text-properties fo:font-size="12pt" fo:letter-spacing="-0.0043in" officeooo:rsid="004950cd" style:font-size-asian="12pt"/>
    </style:style>
    <style:style style:name="T9" style:family="text">
      <style:text-properties fo:font-size="12pt" fo:letter-spacing="-0.0043in" officeooo:rsid="004cb45a" style:font-size-asian="12pt"/>
    </style:style>
    <style:style style:name="T10" style:family="text">
      <style:text-properties fo:font-size="12pt" fo:letter-spacing="-0.0043in" style:text-underline-style="solid" style:text-underline-width="auto" style:text-underline-color="font-color" style:font-size-asian="12pt"/>
    </style:style>
    <style:style style:name="T11" style:family="text">
      <style:text-properties fo:font-size="12pt" fo:letter-spacing="-0.0043in" style:text-underline-style="solid" style:text-underline-width="auto" style:text-underline-color="font-color" officeooo:rsid="00144b16" style:font-size-asian="12pt"/>
    </style:style>
    <style:style style:name="T12" style:family="text">
      <style:text-properties fo:font-size="12pt" fo:letter-spacing="-0.0071in" style:font-size-asian="12pt"/>
    </style:style>
    <style:style style:name="T13" style:family="text">
      <style:text-properties fo:font-size="12pt" fo:letter-spacing="-0.0071in" officeooo:rsid="000f75bd" style:font-size-asian="12pt"/>
    </style:style>
    <style:style style:name="T14" style:family="text">
      <style:text-properties fo:font-size="12pt" fo:letter-spacing="-0.0071in" officeooo:rsid="00351e2c" style:font-size-asian="12pt"/>
    </style:style>
    <style:style style:name="T15" style:family="text">
      <style:text-properties fo:font-size="12pt" fo:letter-spacing="-0.0071in" officeooo:rsid="0051615d" style:font-size-asian="12pt"/>
    </style:style>
    <style:style style:name="T16" style:family="text">
      <style:text-properties fo:font-size="12pt" fo:letter-spacing="-0.0071in" style:text-underline-style="none" officeooo:rsid="000f857f" style:font-size-asian="12pt"/>
    </style:style>
    <style:style style:name="T17" style:family="text">
      <style:text-properties fo:font-size="12pt" fo:letter-spacing="-0.0071in" style:text-underline-style="none" officeooo:rsid="003483b7" style:font-size-asian="12pt"/>
    </style:style>
    <style:style style:name="T18" style:family="text">
      <style:text-properties fo:font-size="12pt" fo:letter-spacing="-0.0071in" style:text-underline-style="none" officeooo:rsid="004b4b62" style:font-size-asian="12pt"/>
    </style:style>
    <style:style style:name="T19" style:family="text">
      <style:text-properties fo:font-size="12pt" fo:letter-spacing="-0.0071in" style:text-underline-style="none" officeooo:rsid="004bfb6d" style:font-size-asian="12pt"/>
    </style:style>
    <style:style style:name="T20" style:family="text">
      <style:text-properties fo:font-size="12pt" fo:letter-spacing="-0.0071in" style:text-underline-style="none" officeooo:rsid="004c51d9" style:font-size-asian="12pt"/>
    </style:style>
    <style:style style:name="T21" style:family="text">
      <style:text-properties fo:font-size="12pt" fo:letter-spacing="-0.0035in" style:font-size-asian="12pt"/>
    </style:style>
    <style:style style:name="T22" style:family="text">
      <style:text-properties fo:font-size="12pt" fo:letter-spacing="-0.0035in" officeooo:rsid="002c7ce9" style:font-size-asian="12pt"/>
    </style:style>
    <style:style style:name="T23" style:family="text">
      <style:text-properties fo:font-size="12pt" fo:letter-spacing="-0.0035in" officeooo:rsid="001ab0c1" style:font-size-asian="12pt"/>
    </style:style>
    <style:style style:name="T24" style:family="text">
      <style:text-properties fo:font-size="12pt" fo:letter-spacing="-0.0035in" officeooo:rsid="00280f3d" style:font-size-asian="12pt"/>
    </style:style>
    <style:style style:name="T25" style:family="text">
      <style:text-properties fo:font-size="12pt" fo:letter-spacing="-0.0035in" officeooo:rsid="0038d54a" style:font-size-asian="12pt"/>
    </style:style>
    <style:style style:name="T26" style:family="text">
      <style:text-properties fo:font-size="12pt" fo:letter-spacing="-0.0035in" officeooo:rsid="004247af" style:font-size-asian="12pt"/>
    </style:style>
    <style:style style:name="T27" style:family="text">
      <style:text-properties fo:font-size="12pt" fo:letter-spacing="-0.0035in" officeooo:rsid="004b4b62" style:font-size-asian="12pt"/>
    </style:style>
    <style:style style:name="T28" style:family="text">
      <style:text-properties fo:font-size="12pt" fo:letter-spacing="-0.0035in" officeooo:rsid="004c51d9" style:font-size-asian="12pt"/>
    </style:style>
    <style:style style:name="T29" style:family="text">
      <style:text-properties fo:font-size="12pt" fo:letter-spacing="-0.002in" style:font-size-asian="12pt"/>
    </style:style>
    <style:style style:name="T30" style:family="text">
      <style:text-properties fo:font-size="12pt" fo:letter-spacing="-0.002in" officeooo:rsid="0024522f" style:font-size-asian="12pt"/>
    </style:style>
    <style:style style:name="T31" style:family="text">
      <style:text-properties fo:font-size="12pt" fo:letter-spacing="-0.002in" officeooo:rsid="004c51d9" style:font-size-asian="12pt"/>
    </style:style>
    <style:style style:name="T32" style:family="text">
      <style:text-properties fo:font-size="12pt" fo:letter-spacing="-0.0008in" style:font-size-asian="12pt"/>
    </style:style>
    <style:style style:name="T33" style:family="text">
      <style:text-properties fo:font-size="12pt" fo:letter-spacing="-0.0008in" officeooo:rsid="00280f3d" style:font-size-asian="12pt"/>
    </style:style>
    <style:style style:name="T34" style:family="text">
      <style:text-properties fo:font-size="12pt" fo:letter-spacing="-0.0016in" style:font-size-asian="12pt"/>
    </style:style>
    <style:style style:name="T35" style:family="text">
      <style:text-properties fo:font-size="12pt" fo:letter-spacing="-0.0016in" officeooo:rsid="003483b7" style:font-size-asian="12pt"/>
    </style:style>
    <style:style style:name="T36" style:family="text">
      <style:text-properties fo:font-size="12pt" fo:letter-spacing="-0.0028in" style:font-size-asian="12pt"/>
    </style:style>
    <style:style style:name="T37" style:family="text">
      <style:text-properties fo:font-size="12pt" fo:letter-spacing="-0.0028in" officeooo:rsid="002c0015" style:font-size-asian="12pt"/>
    </style:style>
    <style:style style:name="T38" style:family="text">
      <style:text-properties fo:letter-spacing="-0.0043in" style:text-underline-style="solid" style:text-underline-width="auto" style:text-underline-color="font-color"/>
    </style:style>
    <style:style style:name="T39" style:family="text">
      <style:text-properties fo:letter-spacing="-0.0055in"/>
    </style:style>
    <style:style style:name="T40" style:family="text">
      <style:text-properties fo:letter-spacing="-0.0055in" style:text-underline-style="solid" style:text-underline-width="auto" style:text-underline-color="font-color"/>
    </style:style>
    <style:style style:name="T41" style:family="text">
      <style:text-properties officeooo:rsid="002ab88f"/>
    </style:style>
    <style:style style:name="T42" style:family="text">
      <style:text-properties officeooo:rsid="002e7076"/>
    </style:style>
    <style:style style:name="T43" style:family="text">
      <style:text-properties officeooo:rsid="003483b7"/>
    </style:style>
    <style:style style:name="T44" style:family="text">
      <style:text-properties style:font-name="Gentium"/>
    </style:style>
    <style:style style:name="T45" style:family="text">
      <style:text-properties style:font-name="Gentium" fo:letter-spacing="-0.0055in"/>
    </style:style>
    <style:style style:name="T46" style:family="text">
      <style:text-properties style:font-name="Gentium" officeooo:rsid="0037269b"/>
    </style:style>
    <style:style style:name="T47" style:family="text">
      <style:text-properties style:font-name="Gentium" style:text-underline-style="solid" style:text-underline-width="auto" style:text-underline-color="font-color"/>
    </style:style>
    <style:style style:name="T48" style:family="text">
      <style:text-properties style:font-name="Gentium" officeooo:rsid="004247af"/>
    </style:style>
    <style:style style:name="T49" style:family="text">
      <style:text-properties style:font-name="Gentium" officeooo:rsid="0042c625"/>
    </style:style>
    <style:style style:name="T50" style:family="text">
      <style:text-properties style:font-name="Gentium" fo:font-size="12pt" fo:letter-spacing="-0.0043in" style:text-underline-style="none" officeooo:rsid="000f857f" style:font-size-asian="12pt"/>
    </style:style>
    <style:style style:name="T51" style:family="text">
      <style:text-properties style:font-name="Gentium" fo:font-size="12pt" fo:letter-spacing="-0.0043in" style:text-underline-style="none" officeooo:rsid="004d9a3f" style:font-size-asian="12pt"/>
    </style:style>
    <style:style style:name="T52" style:family="text">
      <style:text-properties style:font-name="Gentium" fo:font-size="12pt" fo:letter-spacing="-0.0043in" style:text-underline-style="none" officeooo:rsid="004e5342" style:font-size-asian="12pt"/>
    </style:style>
    <style:style style:name="T53" style:family="text">
      <style:text-properties style:font-name="Gentium" fo:font-size="12pt" fo:letter-spacing="-0.0043in" style:text-underline-style="none" officeooo:rsid="0051615d" style:font-size-asian="12pt"/>
    </style:style>
    <style:style style:name="T54" style:family="text">
      <style:text-properties style:font-name="Gentium" fo:font-size="12pt" fo:letter-spacing="-0.0043in" officeooo:rsid="000f857f" style:font-size-asian="12pt"/>
    </style:style>
    <style:style style:name="T55" style:family="text">
      <style:text-properties style:font-name="Gentium" fo:font-size="12pt" fo:letter-spacing="-0.0043in" officeooo:rsid="004cb45a" style:font-size-asian="12pt"/>
    </style:style>
    <style:style style:name="T56" style:family="text">
      <style:text-properties style:font-name="Gentium" fo:font-size="12pt" fo:letter-spacing="-0.0047in" officeooo:rsid="004cb45a" style:font-size-asian="12pt"/>
    </style:style>
    <style:style style:name="T57" style:family="text">
      <style:text-properties style:font-name="Gentium" fo:font-size="12pt" fo:letter-spacing="-0.0008in" officeooo:rsid="004cb45a" style:font-size-asian="12pt"/>
    </style:style>
    <style:style style:name="T58" style:family="text">
      <style:text-properties style:font-name="Edmondsans Medium1" fo:font-size="12pt" fo:letter-spacing="-0.0071in" style:text-underline-style="none" style:font-size-asian="12pt" style:font-size-complex="12pt"/>
    </style:style>
    <style:style style:name="T59" style:family="text">
      <style:text-properties officeooo:rsid="00351e2c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officeooo:rsid="003695c5"/>
    </style:style>
    <style:style style:name="T62" style:family="text">
      <style:text-properties officeooo:rsid="0038d54a"/>
    </style:style>
    <style:style style:name="T63" style:family="text">
      <style:text-properties officeooo:rsid="003ba9b8"/>
    </style:style>
    <style:style style:name="T64" style:family="text">
      <style:text-properties officeooo:rsid="004095ef"/>
    </style:style>
    <style:style style:name="T65" style:family="text">
      <style:text-properties officeooo:rsid="004247af"/>
    </style:style>
    <style:style style:name="T66" style:family="text">
      <style:text-properties officeooo:rsid="00425109"/>
    </style:style>
    <style:style style:name="T67" style:family="text">
      <style:text-properties officeooo:rsid="0042c625"/>
    </style:style>
    <style:style style:name="T68" style:family="text">
      <style:text-properties officeooo:rsid="0046e1ab"/>
    </style:style>
    <style:style style:name="T69" style:family="text">
      <style:text-properties officeooo:rsid="004950cd"/>
    </style:style>
    <style:style style:name="T70" style:family="text">
      <style:text-properties officeooo:rsid="004c51d9"/>
    </style:style>
    <style:style style:name="T71" style:family="text">
      <style:text-properties officeooo:rsid="004e0a45"/>
    </style:style>
    <style:style style:name="T72" style:family="text">
      <style:text-properties officeooo:rsid="004e5342"/>
    </style:style>
    <style:style style:name="T73" style:family="text">
      <style:text-properties officeooo:rsid="005161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9">Val </text:span>J. P. Syverson</text:p>
      <text:p text:style-name="P5"><text:span text:style-name="T15">1322 Claremont Dr, Davis, CA 95616</text:span><text:span text:style-name="T14">| </text:span><text:span text:style-name="T1">(559) 288-2872 | E-mail:</text:span><text:span text:style-name="T10"> </text:span><text:span text:style-name="T11">vsyverson@gmail</text:span><text:span text:style-name="T10">.</text:span><text:span text:style-name="T11">com</text:span></text:p>
      <text:h text:style-name="P21" text:outline-level="3"><text:span text:style-name="T5">S</text:span><text:span text:style-name="T4">ummary</text:span></text:h>
      <text:p text:style-name="P15">Ph.D. <text:span text:style-name="T69">paleontologist </text:span>with expertise in <text:span text:style-name="T72">writing/illustrating/editing technical reports, manuals, and scientific papers, statistics/data science, collections management, teaching, website development. Familiar with geology of California, Great Basin, and Upper Midwest.</text:span><text:span text:style-name="T50"> </text:span><text:span text:style-name="T51">Looking for positions with flexible schedules; </text:span><text:span text:style-name="T52">comfortable working remotely </text:span><text:span text:style-name="T53">or within 1 hour commute</text:span><text:span text:style-name="T51">.</text:span></text:p>
      <text:h text:style-name="P21" text:outline-level="3"><text:span text:style-name="T42">S</text:span>kills</text:h>
      <text:p text:style-name="P13">Strong background in statistics and geoscience; <text:span text:style-name="T69">experience with fieldwork and management; technical editing and illustration, including for paleo/archeo consulting; </text:span>peer-reviewed publication record, <text:span text:style-name="T43">p</text:span>ublic speaking in conferences and classrooms; <text:span text:style-name="T66">proficient R programmer. S</text:span>trong quantitative, visual, and communication skills. <text:span text:style-name="T62">C</text:span>omfortable with team projects <text:span text:style-name="T62">and remote working</text:span>.</text:p>
      <text:p text:style-name="P14"><text:span text:style-name="T1">Technical: </text:span><text:span text:style-name="T2">R (many libraries), HTML5/CSS/JS </text:span><text:span text:style-name="T6">(jQuery, d3) </text:span><text:span text:style-name="T2">with JSON APIs, SQL </text:span><text:span text:style-name="T7">(MySQL, PostgreSQL)</text:span><text:span text:style-name="T2">; Github, Adobe CS, Unix, </text:span><text:span text:style-name="T8">Microsoft Office/LibreOffice</text:span></text:p>
      <text:h text:style-name="P22" text:outline-level="3"><text:span text:style-name="T58">Education</text:span><text:span text:style-name="T12"> </text:span></text:h>
      <text:p text:style-name="P11">University of Michigan – Ann Arbor, Michigan <text:s text:c="89"/>2009-2014</text:p>
      <text:p text:style-name="P19">Ph.D., Geology.</text:p>
      <text:p text:style-name="P10">California Institute of Technology, Pasadena, California <text:s text:c="67"/>2003-2008</text:p>
      <text:p text:style-name="P20">B.S., Geology.</text:p>
      <text:h text:style-name="P23" text:outline-level="3">Experienc<text:span text:style-name="T41">e</text:span></text:h>
      <text:p text:style-name="P18">Professional publication <text:span text:style-name="T65">and </text:span><text:s/><text:span text:style-name="T65">technical communication (f</text:span><text:span text:style-name="T16">ull academic CV available upon reques</text:span><text:span text:style-name="T19">t)</text:span></text:p>
      <text:list xml:id="list3668467821" text:style-name="L1">
        <text:list-item>
          <text:p text:style-name="P25"><text:span text:style-name="T73">10</text:span> papers published/accepted in peer reviewed journals (Paleobiology, Bulletin of Marine Science, Eos, Quaternary Science Reviews, PLoS One, PalArch JVP)</text:p>
        </text:list-item>
        <text:list-item>
          <text:p text:style-name="P25">1<text:span text:style-name="T73">1</text:span> conference abstracts as first author, 1<text:span text:style-name="T73">5</text:span> as collaborator; 2 invited seminar talks; doctoral thesis</text:p>
        </text:list-item>
        <text:list-item>
          <text:p text:style-name="P24"><text:span text:style-name="T21">Technical editor, Paleo Solutions/Rocky Mountain Paleo Solutions (October 2015 – </text:span><text:span text:style-name="T23">June 2017</text:span><text:span text:style-name="T21">). <text:line-break/></text:span><text:span text:style-name="T24">E</text:span><text:span text:style-name="T32">dit</text:span><text:span text:style-name="T33">ed</text:span><text:span text:style-name="T32"> technical reports (planning, permitting, surveys, compliance, and mitigation) on </text:span><text:span text:style-name="T34">paleontological, archeological, and environmental resources. </text:span></text:p>
        </text:list-item>
        <text:list-item>
          <text:p text:style-name="P24"><text:span text:style-name="T36">Consulting editor, American Journal Experts (February 2015-</text:span><text:span text:style-name="T37">June 2017</text:span><text:span text:style-name="T36">). <text:line-break/>In-field English-</text:span><text:span text:style-name="T29">language and technical editing services on scientific publications.</text:span></text:p>
        </text:list-item>
        <text:list-item>
          <text:p text:style-name="P24"><text:span text:style-name="T29">Technical writer, </text:span><text:span text:style-name="T30">e</text:span><text:span text:style-name="T29">Solar (June 2008-July 2009). <text:line-break/>Consulted with engineers </text:span><text:span text:style-name="T31">and field operators </text:span><text:span text:style-name="T29">to write </text:span><text:span text:style-name="T34">documentation and make diagrams for solar-thermal </text:span><text:span text:style-name="T35">field</text:span><text:span text:style-name="T1"> </text:span><text:span text:style-name="T3">manuals. </text:span><text:span text:style-name="T9">OSHA 10-hour certification.</text:span></text:p>
        </text:list-item>
      </text:list>
      <text:p text:style-name="P17"><text:span text:style-name="T71">T</text:span>eaching, <text:s/><text:span text:style-name="T71">fieldwork, </text:span>and management</text:p>
      <text:list xml:id="list1898356529" text:style-name="L2">
        <text:list-item>
          <text:p text:style-name="P28">Project paleontologist, PaleoWest (2018-).<text:line-break/>Projects supervised: City of Fresno Regional Transmission Main (Phase II), Desert Harvest Solar Project</text:p>
        </text:list-item>
        <text:list-item>
          <text:p text:style-name="P29"><text:span text:style-name="T26">Geology and biology professor, Clovis Community College (2018- ). <text:line-break/></text:span><text:span text:style-name="T27">Courses taught: Physical Geology</text:span><text:span text:style-name="T28"> (lecture + lab)</text:span><text:span text:style-name="T27">, Introduction to Life Sciences </text:span><text:span text:style-name="T28">(lab)</text:span></text:p>
        </text:list-item>
        <text:list-item>
          <text:p text:style-name="P29"><text:span text:style-name="T16">Graduate </text:span><text:span text:style-name="T17">teaching assistant</text:span><text:span text:style-name="T16">, University of Michigan, Ann Arbor (2010-201</text:span><text:span text:style-name="T17">6</text:span><text:span text:style-name="T16">). <text:line-break/></text:span><text:span text:style-name="T18">Courses taught: Evolution and the Earth </text:span><text:span text:style-name="T20">(discussion)</text:span><text:span text:style-name="T18">, Invertebrate Paleontology Lab </text:span><text:span text:style-name="T20">(lab + field trip)</text:span></text:p>
        </text:list-item>
        <text:list-item>
          <text:p text:style-name="P31"><text:soft-page-break/>Lead builder with Nifty Hoops (2011-2016). <text:line-break/>Ran volunteer and employee crews to build hoop houses on small farms in Southeast Michigan.</text:p>
        </text:list-item>
        <text:list-item>
          <text:p text:style-name="P30"><text:span text:style-name="T70">Museum collections management assistant (</text:span><text:span text:style-name="T55">Summer</text:span><text:span text:style-name="T54"> </text:span><text:span text:style-name="T55">2010, 2011, 2012; </text:span><text:span text:style-name="T56">Fall 2011, 2012).<text:line-break/></text:span><text:span text:style-name="T57">Assisted collections manager in managing undergraduate employees, organizing specimens, digitizing collection information, and producing 2D and 3D scans of specimens in type collection.</text:span></text:p>
        </text:list-item>
      </text:list>
      <text:p text:style-name="P16">Programming and statistics</text:p>
      <text:p text:style-name="P8">Postdoctoral researcher, University of Wisconsin, Madison, 2016-present</text:p>
      <text:list xml:id="list4177568657" text:style-name="L3">
        <text:list-item>
          <text:p text:style-name="P27"><text:span text:style-name="T44">Developed text-mining software </text:span><text:span text:style-name="T48">in R </text:span><text:span text:style-name="T49">+ PostgreSQL </text:span><text:span text:style-name="T44">to extract mentions of numbered museum specimens from a large corpus of scientific literature. </text:span><text:span text:style-name="T46">I’m currently developing it further into a collections management tool.</text:span><text:span text:style-name="T44"> </text:span><text:span text:style-name="T47">geodeepdive.org</text:span><text:span text:style-name="T44">, </text:span><text:span text:style-name="T47">github.org/UW-Deepdive-Infrastructure</text:span></text:p>
        </text:list-item>
        <text:list-item>
          <text:p text:style-name="P27"><text:span text:style-name="T68">Maintained and improved UI/UX functionality for Paleobiology Database. <text:s/>I have rewritten </text:span>existing <text:span text:style-name="T61">JS </text:span>code <text:span text:style-name="T61">for API-based graphical exploration interface, </text:span>redesigned pages and tables <text:span text:style-name="T67">in the MySQL backend</text:span>, <text:span text:style-name="T61">and </text:span>designed and implemented new analysis tools, resulting in better usability and increased traffic. <text:span text:style-name="T68">I am still active on this project.</text:span> <text:span text:style-name="T60">paleobiodb.org</text:span>, <text:span text:style-name="T60">github.org/paleobiodb</text:span></text:p>
        </text:list-item>
        <text:list-item>
          <text:p text:style-name="P26"><text:span text:style-name="T62">Worked on team designing </text:span>an API for interoperability between Paleobiology Database and other biology and biogeography databases (ePANDDA/ELC). <text:span text:style-name="T60">epandda.org</text:span></text:p>
        </text:list-item>
      </text:list>
      <text:p text:style-name="P9">Doctoral student and independent researcher, University of Michigan, 2008-2016</text:p>
      <text:list xml:id="list1508656021" text:style-name="L4">
        <text:list-item>
          <text:p text:style-name="P32">Correlated ecological factors with defensive adaptations to reconstruct relationships between predators, prey, and parasites in the Paleozoic, revealing preferences <text:span text:style-name="T63">of</text:span> predators and parasites.</text:p>
        </text:list-item>
        <text:list-item>
          <text:p text:style-name="P33">Analyzed prey animal regrowth to estimate predation through history of Earth's oceans, demonstrating that predation in ancient oceans was lower than in any modern environment except the deep sea.</text:p>
        </text:list-item>
        <text:list-item>
          <text:p text:style-name="P33">Used size data measured from submarine videos to identify age cohorts and estimate recruitment, growth, and injury rates in a population of modern deep-sea crinoids.</text:p>
        </text:list-item>
        <text:list-item>
          <text:p text:style-name="P33"><text:span text:style-name="T22">Developed </text:span><text:span text:style-name="T25">and used </text:span><text:span text:style-name="T22">a method for characterizing arbitrary branching forms to characterize the changes in crinoid arms over their</text:span><text:span text:style-name="T21"> evolutionary history, showing that </text:span><text:span text:style-name="T25">crinoids responded </text:span><text:span text:style-name="T21">to increasing predation </text:span><text:span text:style-name="T25">by adopting </text:span><text:span text:style-name="T21">less vulnerable branching forms.</text:span></text:p>
        </text:list-item>
        <text:list-item>
          <text:p text:style-name="P34">Used nonparametric statistics and time-series analysis <text:span text:style-name="T63">to </text:span>identify two species of condors and <text:span text:style-name="T59">show </text:span>that climate change did not result in body size changes <text:span text:style-name="T63">in </text:span>bird<text:span text:style-name="T63">s or </text:span>mammal<text:span text:style-name="T63">s</text:span> <text:span text:style-name="T63">at </text:span>La Brea.</text:p>
        </text:list-item>
      </text:list>
      <text:p text:style-name="P7"/>
      <text:h text:style-name="Heading_20_3" text:outline-level="3">Profiles</text:h>
      <text:p text:style-name="P4"><text:span text:style-name="T39">Github: </text:span><text:span text:style-name="T40">https://github.com/vjpsyverson</text:span></text:p>
      <text:p text:style-name="P2"><text:span text:style-name="T45">ResearchGate: </text:span><text:a xlink:type="simple" xlink:href="https://www.researchgate.net/profile/V_Syverson/" text:style-name="Internet_20_link" text:visited-style-name="Visited_20_Internet_20_Link"><text:span text:style-name="T45">https://www.researchgate.net/profile/V_Syverson/</text:span></text:a></text:p>
      <text:p text:style-name="P3"><text:span text:style-name="T45">Google Scholar: </text:span><text:a xlink:type="simple" xlink:href="https://scholar.google.com/citations?user=xZZM1EMAAAAJ&amp;hl=en" text:style-name="Internet_20_link" text:visited-style-name="Visited_20_Internet_20_Link"><text:span text:style-name="T45">https://scholar.google.com/citations?user=xZZM1EMAAAAJ&amp;hl=en</text:span></text:a></text:p>
      <text:p text:style-name="P1"><text:span text:style-name="T39">LinkedIn: </text:span><text:span text:style-name="T38">https://www.linkedin.com/in/valerie-syverson-4a46093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Gentium" svg:font-family="Gentium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Edmondsans Medium1" svg:font-family="'Edmondsans Medium'" style:font-adornments="Medium" style:font-family-generic="swiss" style:font-pitch="variable"/>
    <style:font-face style:name="Edmondsans Medium" svg:font-family="'Edmondsans Medium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 fo:background-color="transparent" style:writing-mode="page"/>
      <style:text-properties style:font-name="Century Schoolbook L" fo:font-family="'Century Schoolbook L'" style:font-family-generic="roman" style:font-pitch="variable" style:text-underline-style="none" officeooo:rsid="003483b7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398in" fo:margin-bottom="0.0575in" loext:contextual-spacing="false" fo:line-height="100%"/>
      <style:text-properties style:font-name="Gentium" fo:font-family="Gentium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in" loext:contextual-spacing="false" fo:text-indent="0in" style:auto-text-indent="false" fo:padding="0.0201in" fo:border-left="none" fo:border-right="none" fo:border-top="none" fo:border-bottom="0.06pt solid #000000" style:shadow="none"/>
      <style:text-properties style:font-name="Edmondsans Medium" fo:font-family="'Edmondsans Medium'" style:font-style-name="Regular" style:font-family-generic="swiss" style:font-pitch="variable" fo:font-size="12pt" fo:font-weight="normal" style:font-size-asian="13pt" style:font-weight-asian="normal" style:font-size-complex="13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Aaaaaaaa" style:family="paragraph" style:parent-style-name="Standard">
      <loext:graphic-properties draw:fill="none" draw:fill-color="#729fcf"/>
      <style:paragraph-properties fo:margin-left="0in" fo:margin-right="0in" fo:margin-top="0.0398in" fo:margin-bottom="0.0398in" loext:contextual-spacing="false" fo:line-height="100%" fo:text-indent="0in" style:auto-text-indent="false" fo:background-color="transparent" style:writing-mode="page">
        <style:tab-stops/>
      </style:paragraph-properties>
      <style:text-properties fo:color="#666666" style:font-name="Gentium" fo:font-family="Gentium" style:font-pitch="variable" fo:font-size="12pt" fo:letter-spacing="-0.0071in" fo:font-style="italic" style:text-underline-style="none" officeooo:rsid="003483b7" style:font-size-asian="12pt" style:font-style-asian="italic" style:font-style-complex="italic"/>
    </style:style>
    <style:style style:name="Bulleted" style:family="paragraph" style:parent-style-name="Text_20_body">
      <loext:graphic-properties draw:fill="none" draw:fill-color="#729fcf"/>
      <style:paragraph-properties fo:margin-left="0.25in" fo:margin-right="0in" fo:margin-top="0in" fo:margin-bottom="0.0402in" loext:contextual-spacing="true" fo:line-height="100%" fo:text-align="start" style:justify-single-word="false" fo:text-indent="-0.25in" style:auto-text-indent="false" fo:background-color="transparent" style:writing-mode="page"/>
      <style:text-properties style:font-name="Gentium" fo:font-family="Gentium" style:font-pitch="variable" officeooo:rsid="0038d54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3:02:03.138678000</meta:creation-date>
    <dc:date>2021-08-05T14:12:15.789975819</dc:date>
    <meta:editing-duration>PT11H57M24S</meta:editing-duration>
    <meta:editing-cycles>36</meta:editing-cycles>
    <meta:generator>LibreOffice/6.1.5.2$Linux_X86_64 LibreOffice_project/10$Build-2</meta:generator>
    <meta:document-statistic meta:table-count="0" meta:image-count="0" meta:object-count="0" meta:page-count="2" meta:paragraph-count="41" meta:word-count="669" meta:character-count="5420" meta:non-whitespace-character-count="4641"/>
  </office:meta>
</office:document-meta>
</file>